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9000001A6848F8C4B.png"/>
  <manifest:file-entry manifest:media-type="image/png" manifest:full-path="Pictures/10000201000005AE0000048882D502EE.png"/>
  <manifest:file-entry manifest:media-type="image/png" manifest:full-path="Pictures/1000020100000192000001282C1F445A.png"/>
  <manifest:file-entry manifest:media-type="image/png" manifest:full-path="Pictures/1000000000000640000004B063BF812E.png"/>
  <manifest:file-entry manifest:media-type="image/png" manifest:full-path="Pictures/1000020100000694000005571EBB6AA8.png"/>
  <manifest:file-entry manifest:media-type="image/png" manifest:full-path="Pictures/10000201000002670000016F661546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0cm"/>
    </style:style>
    <style:style style:name="pr1" style:family="presentation" style:parent-style-name="vihree2-title">
      <style:graphic-properties draw:auto-grow-height="true" fo:min-height="3.507cm"/>
    </style:style>
    <style:style style:name="pr2" style:family="presentation" style:parent-style-name="vihree2-outline1">
      <style:graphic-properties draw:auto-grow-height="true" fo:min-height="13.86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fo:min-height="3.256cm"/>
    </style:style>
    <style:style style:name="pr5" style:family="presentation" style:parent-style-name="vihree2-notes">
      <style:graphic-properties draw:fill-color="#ffffff" fo:min-height="13.114cm"/>
    </style:style>
    <style:style style:name="pr6" style:family="presentation" style:parent-style-name="vihree2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color="#ff0000"/>
    </style:style>
    <style:style style:name="P4" style:family="paragraph">
      <style:text-properties fo:color="#ff0000" fo:font-size="26pt" style:font-size-asian="26pt" style:font-size-complex="26pt"/>
    </style:style>
    <style:style style:name="T1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draw:frame presentation:style-name="pr1" draw:layer="layout" svg:width="25.199cm" svg:height="3.507cm" svg:x="1.301cm" svg:y="0.494cm" presentation:class="title" presentation:user-transformed="true">
          <draw:text-box>
            <text:p text:style-name="P1">程式架構說明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整個程式分成GUI、Dialog、Database。</text:p>
              </text:list-item>
              <text:list-item>
                <text:p>GUI：App、Frame。</text:p>
              </text:list-item>
              <text:list-item>
                <text:p>Dialog：Add、Delete、Edit、Sort。</text:p>
              </text:list-item>
              <text:list-item>
                <text:p>Database：BooksManager（這層可以換成常見的MySQL之類的資料庫）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draw:frame presentation:style-name="pr4" draw:text-style-name="P1" draw:layer="layout" svg:width="25.199cm" svg:height="3.256cm" svg:x="1.301cm" svg:y="0.619cm" presentation:class="title" presentation:user-transformed="true">
          <draw:text-box>
            <text:p text:style-name="P1">UML</text:p>
          </draw:text-box>
        </draw:frame>
        <draw:frame draw:style-name="gr2" draw:text-style-name="P1" draw:layer="layout" svg:width="28cm" svg:height="17cm" svg:x="0cm" svg:y="4cm">
          <draw:image xlink:href="Pictures/1000020100000694000005571EBB6A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draw:frame presentation:style-name="pr4" draw:text-style-name="P1" draw:layer="layout" svg:width="25.199cm" svg:height="3.256cm" svg:x="1.301cm" svg:y="0.619cm" presentation:class="title">
          <draw:text-box>
            <text:p text:style-name="P1">整體說明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實體化App時會先校驗是否系統有相應的dynamic library，接著實體化Frame把視窗以及UI進行Layout完成視窗。</text:p>
              </text:list-item>
              <text:list-item>
                <text:p>Frame包含BooksManager以及各個Dialog，當Frame被實體化時BooksManager以及各個Dialog會被初始化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draw:frame presentation:style-name="pr4" draw:text-style-name="P1" draw:layer="layout" svg:width="25.199cm" svg:height="3.256cm" svg:x="1.301cm" svg:y="0.619cm" presentation:class="title">
          <draw:text-box>
            <text:p text:style-name="P1">GUI</text:p>
          </draw:text-box>
        </draw:frame>
        <draw:frame draw:style-name="gr2" draw:text-style-name="P1" draw:layer="layout" svg:width="28cm" svg:height="17cm" svg:x="0cm" svg:y="4cm">
          <draw:image xlink:href="Pictures/10000201000002670000016F661546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draw:frame presentation:style-name="pr4" draw:layer="layout" svg:width="25.199cm" svg:height="3.256cm" svg:x="1.301cm" svg:y="0.619cm" presentation:class="title">
          <draw:text-box>
            <text:p text:style-name="P1">Dialog</text:p>
          </draw:text-box>
        </draw:frame>
        <draw:frame draw:style-name="gr2" draw:text-style-name="P1" draw:layer="layout" svg:width="28cm" svg:height="17cm" svg:x="0cm" svg:y="4cm">
          <draw:image xlink:href="Pictures/10000201000005AE0000048882D502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draw:frame presentation:style-name="pr4" draw:layer="layout" svg:width="25.199cm" svg:height="3.256cm" svg:x="1.301cm" svg:y="0.619cm" presentation:class="title">
          <draw:text-box>
            <text:p text:style-name="P1">BooksManager</text:p>
          </draw:text-box>
        </draw:frame>
        <draw:frame draw:style-name="gr2" draw:text-style-name="P1" draw:layer="layout" svg:width="28cm" svg:height="14cm" svg:x="0cm" svg:y="7cm">
          <draw:image xlink:href="Pictures/10000201000001B9000001A6848F8C4B.png" xlink:type="simple" xlink:show="embed" xlink:actuate="onLoad">
            <text:p/>
          </draw:image>
        </draw:frame>
        <draw:frame draw:style-name="gr3" draw:text-style-name="P4" draw:layer="layout" svg:width="21.847cm" svg:height="1.318cm" svg:x="4.153cm" svg:y="5.182cm">
          <draw:text-box>
            <text:p text:style-name="P3"><text:span text:style-name="T1">DeleteCompare</text:span><text:span text:style-name="T1">是使用選擇刪除時進行比對的類別。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draw:frame presentation:style-name="pr4" draw:text-style-name="P1" draw:layer="layout" svg:width="25.199cm" svg:height="3.256cm" svg:x="1.301cm" svg:y="0.619cm" presentation:class="title">
          <draw:text-box>
            <text:p text:style-name="P1">BooksListCtrl</text:p>
          </draw:text-box>
        </draw:frame>
        <draw:frame draw:style-name="gr2" draw:text-style-name="P1" draw:layer="layout" svg:width="28cm" svg:height="14.5cm" svg:x="0cm" svg:y="6.5cm">
          <draw:image xlink:href="Pictures/1000020100000192000001282C1F445A.png" xlink:type="simple" xlink:show="embed" xlink:actuate="onLoad">
            <text:p/>
          </draw:image>
        </draw:frame>
        <draw:frame draw:style-name="gr4" draw:text-style-name="P4" draw:layer="layout" svg:width="16.444cm" svg:height="1.785cm" svg:x="6.5cm" svg:y="5cm">
          <draw:text-box>
            <text:p><text:span text:style-name="T1">BooksListCtrl</text:span><text:span text:style-name="T1">是顯示條目</text:span><text:span text:style-name="T1">GUI</text:span><text:span text:style-name="T1">的類別。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編號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12-05-14T23:38:59</meta:creation-date>
    <dc:language>fi-FI</dc:language>
    <meta:editing-cycles>3</meta:editing-cycles>
    <meta:editing-duration>PT00H18M02S</meta:editing-duration>
    <meta:initial-creator>gcy </meta:initial-creator>
    <dc:date>2012-05-14T23:56:59</dc:date>
    <dc:creator>gcy </dc:creator>
    <meta:document-statistic meta:object-count="54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Green.otp"/>
  </office:meta>
</office:document-meta>
</file>